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VersionHistory.getVersionBy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VersionHistory.getVersion( String vers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VersionHistory.hasVersionLabel( String versionUUID ,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VersionHistory.ServerVersionHistory( VersionHistory versionHistory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VersionHistory.getAllVer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VersionHistory.removeVersion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History.hasVersion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VersionHistory.getVersionLabels( String version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VersionHistory.removeVersion( String vers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History.getRoo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History.addVersionLabel( String versionName , String label , boolean move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VersionHistory.getVersion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VersionHistory.getVersionable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